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9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2mm"/>
    </style:style>
    <style:style style:name="co4" style:family="table-column">
      <style:table-column-properties fo:break-before="auto" style:column-width="245.25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false"/>
    </style:style>
    <style:style style:name="ro5" style:family="table-row">
      <style:table-row-properties style:row-height="21.57mm" fo:break-before="auto" style:use-optimal-row-height="false"/>
    </style:style>
    <style:style style:name="ro6" style:family="table-row">
      <style:table-row-properties style:row-height="8.1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4.53mm" fo:break-before="auto" style:use-optimal-row-height="false"/>
    </style:style>
    <style:style style:name="ta1" style:family="table" style:master-page-name="PageStyle_5f_Skill_20_Tree">
      <style:table-properties table:display="true" style:writing-mode="lr-tb"/>
    </style:style>
    <style:style style:name="ta2" style:family="table" style:master-page-name="PageStyle_5f_Magic_20_Definitions">
      <style:table-properties table:display="true" style:writing-mode="lr-tb"/>
    </style:style>
    <style:style style:name="ta3" style:family="table" style:master-page-name="PageStyle_5f_License">
      <style:table-properties table:display="true" style:writing-mode="lr-tb"/>
    </style:style>
    <style:style style:name="ce1" style:family="table-cell" style:parent-style-name="Default">
      <style:table-cell-properties fo:border-bottom="0.02mm solid #000000" fo:background-color="#efefef" style:text-align-source="fix" style:repeat-content="false" fo:wrap-option="wrap" fo:border-left="0.02mm solid #000000" style:direction="ltr" fo:border-right="none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wrap-option="wrap" fo:border-left="0.02m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A2]))&gt;0)" style:apply-style-name="ConditionalStyle_5f_1" style:base-cell-address="'Skill Tree'.A2"/>
    </style:style>
    <style:style style:name="ce3" style:family="table-cell" style:parent-style-name="Default">
      <style:table-cell-properties fo:border-bottom="0.02mm solid #000000" fo:background-color="#000000" style:text-align-source="fix" style:repeat-content="false" fo:wrap-option="wrap" fo:border-left="0.02m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A2]))&gt;0)" style:apply-style-name="ConditionalStyle_5f_1" style:base-cell-address="'Skill Tree'.A2"/>
    </style:style>
    <style:style style:name="ce4" style:family="table-cell" style:parent-style-name="Default">
      <style:table-cell-properties fo:border-bottom="0.02mm solid #000000" fo:background-color="#efefef" style:text-align-source="fix" style:repeat-content="false" fo:wrap-option="wrap" fo:border-left="none" style:direction="ltr" fo:border-right="none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B2]))&gt;0)" style:apply-style-name="ConditionalStyle_5f_2" style:base-cell-address="'Skill Tree'.B2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62mm solid #ffffff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B2]))&gt;0)" style:apply-style-name="ConditionalStyle_5f_2" style:base-cell-address="'Skill Tree'.B2"/>
    </style:style>
    <style:style style:name="ce7" style:family="table-cell" style:parent-style-name="Default">
      <style:table-cell-properties fo:border-bottom="0.02mm solid #000000" fo:background-color="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B2]))&gt;0)" style:apply-style-name="ConditionalStyle_5f_2" style:base-cell-address="'Skill Tree'.B2"/>
    </style:style>
    <style:style style:name="ce8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C2]))&gt;0)" style:apply-style-name="ConditionalStyle_5f_3" style:base-cell-address="'Skill Tree'.C2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62mm solid #ffffff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C2]))&gt;0)" style:apply-style-name="ConditionalStyle_5f_3" style:base-cell-address="'Skill Tree'.C2"/>
    </style:style>
    <style:style style:name="ce10" style:family="table-cell" style:parent-style-name="Default">
      <style:table-cell-properties fo:border-bottom="0.02mm solid #000000" fo:background-color="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C2]))&gt;0)" style:apply-style-name="ConditionalStyle_5f_3" style:base-cell-address="'Skill Tree'.C2"/>
    </style:style>
    <style:style style:name="ce11" style:family="table-cell" style:parent-style-name="Default">
      <style:table-cell-properties fo:border-bottom="0.02mm solid #000000" fo:background-color="#efefef" style:text-align-source="fix" style:repeat-content="false" fo:wrap-option="wrap" fo:border-left="none" style:direction="ltr" fo:border-right="0.02mm solid #000000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62mm solid #ffffff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D2]))&gt;0)" style:apply-style-name="ConditionalStyle_5f_4" style:base-cell-address="'Skill Tree'.D2"/>
    </style:style>
    <style:style style:name="ce13" style:family="table-cell" style:parent-style-name="Default">
      <style:table-cell-properties fo:border-bottom="0.62mm solid #000000" fo:background-color="#000000" style:diagonal-bl-tr="none" style:diagonal-tl-br="none" style:text-align-source="fix" style:repeat-content="false" fo:wrap-option="wrap" fo:border-left="0.62mm solid #ffffff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D2]))&gt;0)" style:apply-style-name="ConditionalStyle_5f_4" style:base-cell-address="'Skill Tree'.D2"/>
    </style:style>
    <style:style style:name="ce14" style:family="table-cell" style:parent-style-name="Default">
      <style:table-cell-properties fo:border-bottom="0.02mm solid #000000" fo:background-color="#000000" style:diagonal-bl-tr="none" style:diagonal-tl-br="none" style:text-align-source="fix" style:repeat-content="false" fo:wrap-option="wrap" fo:border-left="0.62mm solid #ffffff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D2]))&gt;0)" style:apply-style-name="ConditionalStyle_5f_4" style:base-cell-address="'Skill Tree'.D2"/>
    </style:style>
    <style:style style:name="ce15" style:family="table-cell" style:parent-style-name="Default">
      <style:table-cell-properties style:text-align-source="fix" style:repeat-content="false" fo:wrap-option="wrap" fo:border="0.02mm solid #000000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2mm solid #000000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0.02mm solid #000000" style:direction="ltr" fo:border-right="0.02mm solid #000000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0.02mm solid #000000" style:direction="ltr" fo:border-right="0.02mm solid #000000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order-bottom="0.02mm solid #000000" style:text-align-source="fix" style:repeat-content="false" fo:wrap-option="wrap" fo:border-left="0.02mm solid #000000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1155cc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kill Tre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TIER 1</text:p>
          </table:table-cell>
          <table:table-cell table:style-name="ce4" office:value-type="string">
            <text:p>TIER 2</text:p>
          </table:table-cell>
          <table:table-cell table:style-name="ce4" office:value-type="string">
            <text:p>TIER 3</text:p>
          </table:table-cell>
          <table:table-cell table:style-name="ce11" office:value-type="string">
            <text:p>TIER 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2" office:value-type="string">
            <text:p>ATHLETIC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9" office:value-type="string">
            <text:p>STRENGTH</text:p>
          </table:table-cell>
          <table:table-cell table:style-name="ce12" office:value-type="string">
            <text:p>ENDURANC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3" office:value-type="string">
            <text:p>FORTITUD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2" office:value-type="string">
            <text:p>ACROBATIC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 office:value-type="string">
            <text:p>PHYSICAL</text:p>
          </table:table-cell>
          <table:table-cell table:style-name="ce9" office:value-type="string">
            <text:p>AGILITY</text:p>
          </table:table-cell>
          <table:table-cell table:style-name="ce12" office:value-type="string">
            <text:p>HAS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3" office:value-type="string">
            <text:p>REFLEX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>
            <text:p>FINESS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 office:value-type="string">
            <text:p>DEXTERITY</text:p>
          </table:table-cell>
          <table:table-cell table:style-name="ce12" office:value-type="string">
            <text:p>PRECIS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3" office:value-type="string">
            <text:p>STEALTH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2" office:value-type="string">
            <text:p>PERCEP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 office:value-type="string">
            <text:p>INTELLIGENCE</text:p>
          </table:table-cell>
          <table:table-cell table:style-name="ce12" office:value-type="string">
            <text:p>INGENUITY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3" office:value-type="string">
            <text:p>COMMUNIC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>
            <text:p>DEDUC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KILL</text:p>
          </table:table-cell>
          <table:table-cell table:style-name="ce6" office:value-type="string">
            <text:p>MENTAL</text:p>
          </table:table-cell>
          <table:table-cell table:style-name="ce9" office:value-type="string">
            <text:p>WISDOM</text:p>
          </table:table-cell>
          <table:table-cell table:style-name="ce12" office:value-type="string">
            <text:p>DECEP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>
            <text:p>RESOURCEFULNES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>
            <text:p>PERSUAS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 office:value-type="string">
            <text:p>PRESENCE</text:p>
          </table:table-cell>
          <table:table-cell table:style-name="ce12" office:value-type="string">
            <text:p>NEGOTI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3" office:value-type="string">
            <text:p>INTIMID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2" office:value-type="string">
            <text:p>ENCHANT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 office:value-type="string">
            <text:p>CURSE</text:p>
          </table:table-cell>
          <table:table-cell table:style-name="ce12" office:value-type="string">
            <text:p>BEHOLD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3" office:value-type="string">
            <text:p>TRANSMUT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>
            <text:p>INVOC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 office:value-type="string">
            <text:p>SPIRITUAL</text:p>
          </table:table-cell>
          <table:table-cell table:style-name="ce9" office:value-type="string">
            <text:p>SPELL</text:p>
          </table:table-cell>
          <table:table-cell table:style-name="ce12" office:value-type="string">
            <text:p>ILLUSION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3" office:value-type="string">
            <text:p>FABRIC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2" office:value-type="string">
            <text:p>JINX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9" office:value-type="string">
            <text:p>HEX</text:p>
          </table:table-cell>
          <table:table-cell table:style-name="ce12" office:value-type="string">
            <text:p>POSSESSION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14" office:value-type="string">
            <text:p>RESTORATION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ic Definitions" table:style-name="ta2">
        <office:forms form:automatic-focus="false" form:apply-design-mode="false"/>
        <table:table-column table:style-name="co3" table:number-columns-repeated="10" table:default-cell-style-name="Default"/>
        <table:table-column table:style-name="co2" table:number-columns-repeated="1014" table:default-cell-style-name="Default"/>
        <table:table-row table:style-name="ro3">
          <table:table-cell table:style-name="ce15" office:value-type="string">
            <text:p>NAME:</text:p>
          </table:table-cell>
          <table:table-cell table:style-name="ce15" table:formula="of:=[$'Skill Tree'.$D20]" office:value-type="string" office:string-value="ENCHANTING">
            <text:p>ENCHANTING</text:p>
          </table:table-cell>
          <table:table-cell table:style-name="ce15" table:formula="of:=[$'Skill Tree'.$D21]" office:value-type="string" office:string-value="BEHOLDING">
            <text:p>BEHOLDING</text:p>
          </table:table-cell>
          <table:table-cell table:style-name="ce15" table:formula="of:=[$'Skill Tree'.$D22]" office:value-type="string" office:string-value="TRANSMUTATION">
            <text:p>TRANSMUTATION</text:p>
          </table:table-cell>
          <table:table-cell table:style-name="ce15" table:formula="of:=[$'Skill Tree'.$D23]" office:value-type="string" office:string-value="INVOCATION">
            <text:p>INVOCATION</text:p>
          </table:table-cell>
          <table:table-cell table:style-name="ce15" table:formula="of:=[$'Skill Tree'.$D24]" office:value-type="string" office:string-value="ILLUSIONS">
            <text:p>ILLUSIONS</text:p>
          </table:table-cell>
          <table:table-cell table:style-name="ce15" table:formula="of:=[$'Skill Tree'.$D25]" office:value-type="string" office:string-value="FABRICATION">
            <text:p>FABRICATION</text:p>
          </table:table-cell>
          <table:table-cell table:style-name="ce15" table:formula="of:=[$'Skill Tree'.$D26]" office:value-type="string" office:string-value="JINXES">
            <text:p>JINXES</text:p>
          </table:table-cell>
          <table:table-cell table:style-name="ce15" table:formula="of:=[$'Skill Tree'.$D27]" office:value-type="string" office:string-value="POSSESSION">
            <text:p>POSSESSION</text:p>
          </table:table-cell>
          <table:table-cell table:style-name="ce15" table:formula="of:=[$'Skill Tree'.$D28]" office:value-type="string" office:string-value="RESTORATION">
            <text:p>RESTORATION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DESCRIPTION:</text:p>
          </table:table-cell>
          <table:table-cell table:style-name="ce16" office:value-type="string">
            <text:p>Placing effects onto objects</text:p>
          </table:table-cell>
          <table:table-cell table:style-name="ce16" office:value-type="string">
            <text:p>Observing the surroundings of objects</text:p>
          </table:table-cell>
          <table:table-cell table:style-name="ce16" office:value-type="string">
            <text:p>Converting matter between forms</text:p>
          </table:table-cell>
          <table:table-cell table:style-name="ce16" office:value-type="string">
            <text:p>Causing effects over an area</text:p>
          </table:table-cell>
          <table:table-cell table:style-name="ce16" office:value-type="string">
            <text:p>Causing mass hallucinations</text:p>
          </table:table-cell>
          <table:table-cell table:style-name="ce16" office:value-type="string">
            <text:p>Creating matter from nothing</text:p>
          </table:table-cell>
          <table:table-cell table:style-name="ce16" office:value-type="string">
            <text:p>Placing effects onto beings</text:p>
          </table:table-cell>
          <table:table-cell table:style-name="ce16" office:value-type="string">
            <text:p>Puppeteering objects or beings</text:p>
          </table:table-cell>
          <table:table-cell table:style-name="ce16" office:value-type="string">
            <text:p>Removing effects from objects or beings</text:p>
          </table:table-cell>
          <table:table-cell table:number-columns-repeated="1014"/>
        </table:table-row>
        <table:table-row table:style-name="ro5">
          <table:table-cell table:style-name="ce15" office:value-type="string">
            <text:p>DIFFICULTY INCREASES WITH:</text:p>
          </table:table-cell>
          <table:table-cell table:style-name="ce16" office:value-type="string">
            <text:p>Number and size of targets and strength and complexity of effect</text:p>
          </table:table-cell>
          <table:table-cell table:style-name="ce16" office:value-type="string">
            <text:p>Distance to target and radius and clarity of effect</text:p>
          </table:table-cell>
          <table:table-cell table:style-name="ce16" office:value-type="string">
            <text:p>Volume and amount of difference between forms</text:p>
          </table:table-cell>
          <table:table-cell table:style-name="ce16" office:value-type="string">
            <text:p>Type, size, and strength</text:p>
          </table:table-cell>
          <table:table-cell table:style-name="ce16" office:value-type="string">
            <text:p>Size, complexity, and number of targets</text:p>
          </table:table-cell>
          <table:table-cell table:style-name="ce16" office:value-type="string">
            <text:p>Size and complexity</text:p>
          </table:table-cell>
          <table:table-cell table:style-name="ce16" office:value-type="string">
            <text:p>Number and size of targets and strength and complexity of effect</text:p>
          </table:table-cell>
          <table:table-cell table:style-name="ce16" office:value-type="string">
            <text:p>Distance to and mental skill of target</text:p>
          </table:table-cell>
          <table:table-cell table:style-name="ce16" office:value-type="string">
            <text:p>Number and size of targets and strength and complexity of effect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ense" table:style-name="ta3">
        <office:forms form:automatic-focus="false" form:apply-design-mode="false"/>
        <table:table-column table:style-name="co4" table:default-cell-style-name="Default"/>
        <table:table-column table:style-name="co2" table:number-columns-repeated="1023" table:default-cell-style-name="Default"/>
        <table:table-row table:style-name="ro6">
          <table:table-cell table:style-name="ce17" office:value-type="string">
            <text:p>Fractal RPG v0.1.0.0 (Squishy Meatloaf | Magic Caveman)</text:p>
          </table:table-cell>
          <table:table-cell table:number-columns-repeated="1023"/>
        </table:table-row>
        <table:table-row table:style-name="ro7">
          <table:table-cell table:style-name="ce18" office:value-type="string">
            <text:p>2019 SparkliTwizzl</text:p>
          </table:table-cell>
          <table:table-cell table:number-columns-repeated="1023"/>
        </table:table-row>
        <table:table-row table:style-name="ro8">
          <table:table-cell table:style-name="ce18" office:value-type="string">
            <text:p>Fractal RPG is licensed under Creative Commons Attribution-NonCommercial-ShareAlike 4.0 International (CC BY-NC-SA 4.0).</text:p>
            <text:p>You are free to do whatever you want with the system, as long as you abide by the terms of the license:</text:p>
          </table:table-cell>
          <table:table-cell table:number-columns-repeated="1023"/>
        </table:table-row>
        <table:table-row table:style-name="ro7">
          <table:table-cell table:style-name="ce19" office:value-type="string">
            <text:p><text:a xlink:href="https://creativecommons.org/licenses/by-nc-sa/4.0/">https://creativecommons.org/licenses/by-nc-sa/4.0/</text:a>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26m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06666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6b26b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fd966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93c47d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01/07/2023</text:date>, <text:time>19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kill_20_Tree" style:display-name="PageStyle_Skill 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ic_20_Definitions" style:display-name="PageStyle_Magic 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se" style:display-name="PageStyle_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ks" style:display-name="PageStyle_Lin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3-01-07T19:26:44.52</dc:date>
    <meta:editing-duration>PT8M5S</meta:editing-duration>
    <meta:editing-cycles>3</meta:editing-cycles>
    <meta:document-statistic meta:table-count="3" meta:cell-count="78" meta:object-count="0"/>
  </office:meta>
</office:document-meta>
</file>